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8.951cm" svg:x="0.798cm" svg:y="5.525cm">
            <draw:object draw:notify-on-update-of-ranges="Sheet1.A3:Sheet1.A3 Sheet1.A4:Sheet1.A9 Sheet1.B3:Sheet1.B3 Sheet1.B4:Sheet1.B9 Sheet1.A3:Sheet1.A3 Sheet1.A4:Sheet1.A9 Sheet1.C3:Sheet1.C3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est opcount</text:p>
          </table:table-cell>
          <table:table-cell office:value-type="string" calcext:value-type="string">
            <text:p>worst 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0:18:14.752374124</meta:creation-date>
    <dc:date>2024-01-22T10:30:55.895474669</dc:date>
    <meta:editing-duration>PT2M30S</meta:editing-duration>
    <meta:editing-cycles>2</meta:editing-cycles>
    <meta:generator>LibreOffice/7.3.7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52cm" xlink:href=".." xlink:type="simple" chart:class="chart:scatter" chart:style-name="ch1">
        <chart:title svg:x="6.617cm" svg:y="0.312cm" chart:style-name="ch2">
          <text:p>q1 graph</text:p>
        </chart:title>
        <chart:subtitle svg:x="4.965cm" svg:y="1.273cm" chart:style-name="ch3">
          <text:p>best case and worst case opcount</text:p>
        </chart:subtitle>
        <chart:legend chart:legend-position="end" svg:x="12.512cm" svg:y="3.928cm" style:legend-expansion="high" chart:style-name="ch4"/>
        <chart:plot-area chart:style-name="ch5" table:cell-range-address="Sheet1.A3:Sheet1.C9" chart:data-source-has-labels="row" svg:x="1.33cm" svg:y="2.135cm" svg:width="10.863cm" svg:height="5.657cm">
          <chart:coordinate-region svg:x="1.951cm" svg:y="2.335cm" svg:width="10.148cm" svg:height="4.81cm"/>
          <chart:axis chart:dimension="x" chart:name="primary-x" chart:style-name="ch6">
            <chart:title svg:x="6.413cm" svg:y="7.971cm" chart:style-name="ch7">
              <text:p>size</text:p>
            </chart:title>
          </chart:axis>
          <chart:axis chart:dimension="y" chart:name="primary-y" chart:style-name="ch8">
            <chart:title svg:x="0.451cm" svg:y="5.602cm" chart:style-name="ch9">
              <text:p>opcount</text:p>
            </chart:title>
            <chart:grid chart:style-name="ch10" chart:class="major"/>
          </chart:axis>
          <chart:series chart:style-name="ch11" chart:values-cell-range-address="Sheet1.B4:Sheet1.B9" chart:label-cell-address="Sheet1.B3:Sheet1.B3" chart:class="chart:scatter">
            <chart:domain table:cell-range-address="Sheet1.A4:Sheet1.A9"/>
            <chart:data-point chart:repeated="6"/>
          </chart:series>
          <chart:series chart:style-name="ch12" chart:values-cell-range-address="Sheet1.C4:Sheet1.C9" chart:label-cell-address="Sheet1.C3:Sheet1.C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opcount</text:p>
                <draw:g>
                  <svg:desc>Sheet1.B3:Sheet1.B3</svg:desc>
                </draw:g>
              </table:table-cell>
              <table:table-cell office:value-type="string">
                <text:p>worst opcoun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:Sheet1.A9</svg:desc>
                </draw:g>
              </table:table-cell>
              <table:table-cell office:value-type="float" office:value="1">
                <text:p>1</text:p>
                <draw:g>
                  <svg:desc>Sheet1.B4:Sheet1.B9</svg:desc>
                </draw:g>
              </table:table-cell>
              <table:table-cell office:value-type="float" office:value="2">
                <text:p>2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